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parent-style-name="Graphics" style:family="graphic" style:name="gr2">
      <style:graphic-properties style:repeat="stretch" style:wrap="run-through" fo:background-color="transparent"/>
    </style:style>
    <style:style style:family="graphic" style:name="gr3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3">
      <style:text-properties/>
      <style:paragraph-properties/>
    </style:style>
    <style:style style:family="graphic" style:name="gr4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4">
      <style:text-properties/>
      <style:paragraph-properties/>
    </style:style>
    <style:style style:family="graphic" style:name="gr5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5">
      <style:text-properties/>
      <style:paragraph-properties/>
    </style:style>
    <style:style style:family="graphic" style:name="gr6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6">
      <style:text-properties/>
      <style:paragraph-properties/>
    </style:style>
    <style:style style:family="graphic" style:name="gr7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7">
      <style:text-properties/>
      <style:paragraph-properties/>
    </style:style>
    <style:style style:family="graphic" style:name="gr8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8">
      <style:text-properties/>
      <style:paragraph-properties/>
    </style:style>
    <style:style style:family="graphic" style:name="gr9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9">
      <style:text-properties/>
      <style:paragraph-properties/>
    </style:style>
    <style:style style:family="graphic" style:name="gr10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0">
      <style:text-properties/>
      <style:paragraph-properties/>
    </style:style>
    <style:style style:family="graphic" style:name="gr11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11">
      <style:text-properties/>
      <style:paragraph-properties/>
    </style:style>
    <style:style style:family="graphic" style:name="gr12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2">
      <style:text-properties/>
      <style:paragraph-properties/>
    </style:style>
    <style:style style:family="graphic" style:name="gr13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13">
      <style:text-properties/>
      <style:paragraph-properties/>
    </style:style>
    <style:style style:family="graphic" style:name="gr14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14">
      <style:text-properties/>
      <style:paragraph-properties/>
    </style:style>
    <style:style style:family="graphic" style:name="gr15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15">
      <style:text-properties/>
      <style:paragraph-properties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">
      <style:text-properties/>
      <style:paragraph-properties/>
    </style:style>
    <style:style style:family="text" style:name="T1">
      <style:text-properties fo:font-size="20pt" style:font-size-asian="20pt" style:font-size-complex="20pt" fo:background-color="#FFFFFF"/>
    </style:style>
    <style:style style:family="drawing-page" style:name="dp4">
      <style:drawing-page-properties/>
    </style:style>
    <style:style style:parent-style-name="Graphics" style:family="graphic" style:name="gr17">
      <style:graphic-properties style:repeat="stretch" style:wrap="run-through" fo:background-color="transparent"/>
    </style:style>
    <style:style style:family="graphic" style:name="gr18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7">
      <style:text-properties/>
      <style:paragraph-properties/>
    </style:style>
    <style:style style:family="graphic" style:name="gr19">
      <style:graphic-properties draw:fill="none" draw:textarea-vertical-align="middle" draw:auto-grow-height="false" draw:auto-grow-width="false" draw:stroke="solid" svg:stroke-color="#F10D0C" svg:stroke-width="0.3cm" style:wrap="run-through" fo:padding-top="7.795pt" fo:padding-bottom="7.795pt" fo:padding-left="11.34pt" fo:padding-right="11.34pt"/>
    </style:style>
    <style:style style:family="paragraph" style:name="P18">
      <style:text-properties/>
      <style:paragraph-properties/>
    </style:style>
    <style:style style:family="graphic" style:name="gr20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19">
      <style:text-properties/>
      <style:paragraph-properties/>
    </style:style>
    <style:style style:family="graphic" style:name="gr21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20">
      <style:text-properties/>
      <style:paragraph-properties/>
    </style:style>
    <style:style style:family="graphic" style:name="gr22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21">
      <style:text-properties/>
      <style:paragraph-properties/>
    </style:style>
    <style:style style:family="graphic" style:name="gr23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22">
      <style:text-properties/>
      <style:paragraph-properties/>
    </style:style>
    <style:style style:family="graphic" style:name="gr24">
      <style:graphic-properties draw:fill="none" draw:textarea-vertical-align="middle" draw:auto-grow-height="false" draw:auto-grow-width="false" draw:stroke="solid" svg:stroke-color="#F10D0C" svg:stroke-width="0.3cm" style:wrap="run-through" style:mirror="vertical" fo:padding-top="7.795pt" fo:padding-bottom="7.795pt" fo:padding-left="11.34pt" fo:padding-right="11.34pt"/>
    </style:style>
    <style:style style:family="paragraph" style:name="P23">
      <style:text-properties/>
      <style:paragraph-properties/>
    </style:style>
    <style:style style:family="graphic" style:name="gr25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24">
      <style:text-properties/>
      <style:paragraph-properties/>
    </style:style>
    <style:style style:family="graphic" style:name="gr26">
      <style:graphic-properties draw:fill="none" draw:textarea-vertical-align="middle" draw:auto-grow-height="false" draw:auto-grow-width="false" draw:stroke="solid" svg:stroke-color="#F10D0C" svg:stroke-width="0.3cm" style:wrap="run-through" style:mirror="horizontal" fo:padding-top="7.795pt" fo:padding-bottom="7.795pt" fo:padding-left="11.34pt" fo:padding-right="11.34pt"/>
    </style:style>
    <style:style style:family="paragraph" style:name="P25">
      <style:text-properties/>
      <style:paragraph-properties/>
    </style:style>
    <style:style style:family="graphic" style:name="gr27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6">
      <style:text-properties/>
      <style:paragraph-properties/>
    </style:style>
    <style:style style:family="text" style:name="T2">
      <style:text-properties fo:font-size="20pt" style:font-size-asian="20pt" style:font-size-complex="20pt" fo:background-color="#FFFFFF"/>
    </style:style>
    <style:style style:family="graphic" style:name="gr28">
      <style:graphic-properties draw:fill="none" draw:textarea-vertical-align="middle" draw:auto-grow-height="false" draw:auto-grow-width="false" draw:stroke="solid" svg:stroke-color="#F10D0C" svg:stroke-width="0.3cm" style:wrap="run-through" style:mirror="vertical horizontal" fo:padding-top="7.795pt" fo:padding-bottom="7.795pt" fo:padding-left="11.34pt" fo:padding-right="11.34pt"/>
    </style:style>
    <style:style style:family="paragraph" style:name="P27">
      <style:text-properties/>
      <style:paragraph-properties/>
    </style:style>
  </office:automatic-styles>
  <office:body>
    <office:presentation>
      <draw:page draw:name="page1" draw:style-name="dp3" draw:master-page-name="_" presentation:presentation-page-layout-name="AL1">
        <draw:frame draw:style-name="gr2" svg:width="20.45cm" svg:height="15.75cm" svg:x="3.775cm" svg:y="0cm">
          <draw:image xlink:href="Pictures/image1.png" xlink:type="simple" xlink:show="embed" xlink:actuate="onLoad"/>
        </draw:frame>
        <draw:line draw:style-name="gr3" svg:x1="11.34cm" svg:x2="11.53cm" svg:y1="11.07cm" svg:y2="6.147cm">
          <text:p text:style-name="P3"/>
        </draw:line>
        <draw:line draw:style-name="gr4" svg:x1="18.49cm" svg:x2="15.23cm" svg:y1="8.885cm" svg:y2="8.885cm">
          <text:p text:style-name="P4"/>
        </draw:line>
        <draw:line draw:style-name="gr5" svg:x1="11.26cm" svg:x2="14.19cm" svg:y1="6.147cm" svg:y2="6.147cm">
          <text:p text:style-name="P5"/>
        </draw:line>
        <draw:line draw:style-name="gr6" svg:x1="15.23cm" svg:x2="15.23cm" svg:y1="8.885cm" svg:y2="5.728cm">
          <text:p text:style-name="P6"/>
        </draw:line>
        <draw:line draw:style-name="gr7" svg:x1="19.48cm" svg:x2="19.48cm" svg:y1="4.933cm" svg:y2="11.25cm">
          <text:p text:style-name="P7"/>
        </draw:line>
        <draw:line draw:style-name="gr8" svg:x1="19.48cm" svg:x2="10.52cm" svg:y1="4.933cm" svg:y2="4.933cm">
          <text:p text:style-name="P8"/>
        </draw:line>
        <draw:line draw:style-name="gr9" svg:x1="10.52cm" svg:x2="10.52cm" svg:y1="11.28cm" svg:y2="4.933cm">
          <text:p text:style-name="P9"/>
        </draw:line>
        <draw:line draw:style-name="gr10" svg:x1="18.33cm" svg:x2="18.33cm" svg:y1="8.885cm" svg:y2="5.728cm">
          <text:p text:style-name="P10"/>
        </draw:line>
        <draw:line draw:style-name="gr11" svg:x1="18.49cm" svg:x2="15.23cm" svg:y1="5.911cm" svg:y2="5.911cm">
          <text:p text:style-name="P11"/>
        </draw:line>
        <draw:line draw:style-name="gr12" svg:x1="14cm" svg:x2="14.19cm" svg:y1="10.83cm" svg:y2="5.911cm">
          <text:p text:style-name="P12"/>
        </draw:line>
        <draw:line draw:style-name="gr13" svg:x1="11.26cm" svg:x2="14.19cm" svg:y1="10.83cm" svg:y2="10.83cm">
          <text:p text:style-name="P13"/>
        </draw:line>
        <draw:line draw:style-name="gr14" svg:x1="19.48cm" svg:x2="10.52cm" svg:y1="11.28cm" svg:y2="11.25cm">
          <text:p text:style-name="P14"/>
        </draw:line>
        <draw:line draw:style-name="gr15" svg:x1="13.69cm" svg:x2="14.1cm" svg:y1="8.741cm" svg:y2="8.742cm">
          <text:p text:style-name="P15"/>
        </draw:line>
        <draw:frame draw:style-name="gr16" svg:width="7.59cm" svg:height="1.102cm" svg:x="7.027cm" svg:y="8.191cm">
          <draw:text-box fo:min-height="1.102cm">
            <text:p text:style-name="P16"><text:span text:style-name="T1">Mur avant</text:span></text:p>
          </draw:text-box>
        </draw:frame>
      </draw:page>
      <draw:page draw:name="page1" draw:style-name="dp4" draw:master-page-name="_" presentation:presentation-page-layout-name="AL1">
        <draw:frame draw:style-name="gr17" svg:width="20.45cm" svg:height="15.75cm" svg:x="3.775cm" svg:y="0cm">
          <draw:image xlink:href="Pictures/image1.png" xlink:type="simple" xlink:show="embed" xlink:actuate="onLoad"/>
        </draw:frame>
        <draw:line draw:style-name="gr18" svg:x1="11.34cm" svg:x2="11.53cm" svg:y1="10.19cm" svg:y2="6.147cm">
          <text:p text:style-name="P17"/>
        </draw:line>
        <draw:line draw:style-name="gr19" svg:x1="11.53cm" svg:x2="13.64cm" svg:y1="6.37cm" svg:y2="6.435cm">
          <text:p text:style-name="P18"/>
        </draw:line>
        <draw:line draw:style-name="gr20" svg:x1="14.18cm" svg:x2="14.18cm" svg:y1="10.19cm" svg:y2="5.847cm">
          <text:p text:style-name="P19"/>
        </draw:line>
        <draw:line draw:style-name="gr21" svg:x1="18.59cm" svg:x2="10.75cm" svg:y1="5.717cm" svg:y2="5.717cm">
          <text:p text:style-name="P20"/>
        </draw:line>
        <draw:line draw:style-name="gr22" svg:x1="11.18cm" svg:x2="11.01cm" svg:y1="10.19cm" svg:y2="5.847cm">
          <text:p text:style-name="P21"/>
        </draw:line>
        <draw:line draw:style-name="gr23" svg:x1="13.44cm" svg:x2="13.64cm" svg:y1="10.06cm" svg:y2="6.37cm">
          <text:p text:style-name="P22"/>
        </draw:line>
        <draw:line draw:style-name="gr24" svg:x1="11.43cm" svg:x2="13.44cm" svg:y1="10.06cm" svg:y2="10.06cm">
          <text:p text:style-name="P23"/>
        </draw:line>
        <draw:line draw:style-name="gr25" svg:x1="14.18cm" svg:x2="11.18cm" svg:y1="10.06cm" svg:y2="10.06cm">
          <text:p text:style-name="P24"/>
        </draw:line>
        <draw:line draw:style-name="gr26" svg:x1="13.44cm" svg:x2="13.14cm" svg:y1="8.313cm" svg:y2="8.313cm">
          <text:p text:style-name="P25"/>
        </draw:line>
        <draw:frame draw:style-name="gr27" svg:width="7.614cm" svg:height="1.102cm" svg:x="4.826cm" svg:y="4.615cm">
          <draw:text-box fo:min-height="1.102cm">
            <text:p text:style-name="P26"><text:span text:style-name="T2">Mur arrière</text:span></text:p>
          </draw:text-box>
        </draw:frame>
        <draw:line draw:style-name="gr28" svg:x1="18.2cm" svg:x2="14.18cm" svg:y1="9.179cm" svg:y2="9.179cm">
          <text:p text:style-name="P27"/>
        </draw:lin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